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3000001F48C63DE962E3E3385.png" manifest:media-type="image/png"/>
  <manifest:file-entry manifest:full-path="Pictures/100000010000026A00000246A5107AAB786F71C2.png" manifest:media-type="image/png"/>
  <manifest:file-entry manifest:full-path="Pictures/100000010000019B000001D4627620FA543237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0.582cm" fo:min-width="2.63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74cm" svg:height="12.383cm" svg:x="4.626cm" svg:y="4.75cm">
          <draw:image xlink:href="Pictures/100000010000019B000001D4627620FA5432373C.png" xlink:type="simple" xlink:show="embed" xlink:actuate="onLoad" draw:mime-type="image/png">
            <text:p/>
          </draw:image>
        </draw:frame>
        <draw:custom-shape draw:style-name="gr2" draw:text-style-name="P1" draw:layer="layout" svg:width="4.5cm" svg:height="1.25cm" svg:x="10.7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3" draw:text-style-name="P2" draw:layer="layout" svg:width="18.999cm" svg:height="17.892cm" svg:x="1cm" svg:y="3.108cm">
          <draw:image xlink:href="Pictures/100000010000026A00000246A5107AAB786F71C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4.481cm" svg:height="13.635cm" svg:x="3.769cm" svg:y="7.615cm">
          <draw:image xlink:href="Pictures/1000000100000213000001F48C63DE962E3E33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0:47:03.883000000</meta:creation-date>
    <dc:date>2022-12-28T15:08:57.173842757</dc:date>
    <meta:editing-duration>PT39M57S</meta:editing-duration>
    <meta:editing-cycles>5</meta:editing-cycles>
    <meta:generator>LibreOffice/7.3.7.2$Linux_X86_64 LibreOffice_project/30$Build-2</meta:generator>
    <meta:document-statistic meta:object-count="4"/>
  </office:meta>
</office:document-meta>
</file>